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: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“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“ “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ñ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\b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\f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\n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\r</text:p>
          </table:table-cell>
          <table:table-cell/>
          <table:table-cell table:style-name="ce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\t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\u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=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=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=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20:33:07.539960578</meta:creation-date>
    <dc:date>2024-02-17T11:48:11.289817536</dc:date>
    <meta:editing-duration>PT58M38S</meta:editing-duration>
    <meta:editing-cycles>4</meta:editing-cycles>
    <meta:generator>LibreOffice/7.3.7.2$Linux_X86_64 LibreOffice_project/30$Build-2</meta:generator>
    <meta:document-statistic meta:table-count="1" meta:cell-count="174" meta:object-count="0"/>
  </office:meta>
</office:document-meta>
</file>